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padding="0.0193in" fo:border="0.0008in solid #d9d9e3"/>
    </style:style>
    <style:style style:name="P3" style:family="paragraph" style:parent-style-name="Text_20_body" style:list-style-name="L2">
      <style:paragraph-properties fo:padding="0.0193in" fo:border="0.0008in solid #d9d9e3"/>
    </style:style>
    <style:style style:name="P4" style:family="paragraph" style:parent-style-name="Text_20_body" style:list-style-name="L5">
      <style:paragraph-properties fo:padding="0.0193in" fo:border="0.0008in solid #d9d9e3"/>
    </style:style>
    <style:style style:name="P5" style:family="paragraph" style:parent-style-name="Text_20_body" style:list-style-name="L6">
      <style:paragraph-properties fo:padding="0.0193in" fo:border="0.0008in solid #d9d9e3"/>
    </style:style>
    <style:style style:name="P6" style:family="paragraph" style:parent-style-name="Text_20_body">
      <style:paragraph-properties fo:text-align="center" style:justify-single-word="false" fo:padding="0.0193in" fo:border="0.0008in solid #d9d9e3"/>
    </style:style>
    <style:style style:name="P7" style:family="paragraph" style:parent-style-name="Text_20_body" style:list-style-name="L1">
      <style:paragraph-properties fo:margin-top="0in" fo:margin-bottom="0in" fo:padding="0.0193in" fo:border="0.0008in solid #d9d9e3"/>
    </style:style>
    <style:style style:name="P8" style:family="paragraph" style:parent-style-name="Text_20_body" style:list-style-name="L2">
      <style:paragraph-properties fo:margin-top="0in" fo:margin-bottom="0in" fo:padding="0.0193in" fo:border="0.0008in solid #d9d9e3"/>
    </style:style>
    <style:style style:name="P9" style:family="paragraph" style:parent-style-name="Text_20_body" style:list-style-name="L3">
      <style:paragraph-properties fo:margin-top="0in" fo:margin-bottom="0in" fo:padding="0.0193in" fo:border="0.0008in solid #d9d9e3"/>
    </style:style>
    <style:style style:name="P10" style:family="paragraph" style:parent-style-name="Text_20_body" style:list-style-name="L4">
      <style:paragraph-properties fo:margin-top="0in" fo:margin-bottom="0in" fo:padding="0.0193in" fo:border="0.0008in solid #d9d9e3"/>
    </style:style>
    <style:style style:name="P11" style:family="paragraph" style:parent-style-name="Text_20_body" style:list-style-name="L5">
      <style:paragraph-properties fo:margin-top="0in" fo:margin-bottom="0in" fo:padding="0.0193in" fo:border="0.0008in solid #d9d9e3"/>
    </style:style>
    <style:style style:name="P12" style:family="paragraph" style:parent-style-name="Text_20_body" style:list-style-name="L6">
      <style:paragraph-properties fo:margin-top="0in" fo:margin-bottom="0in" fo:padding="0.0193in" fo:border="0.0008in solid #d9d9e3"/>
    </style:style>
    <style:style style:name="P13" style:family="paragraph" style:parent-style-name="Text_20_body">
      <style:paragraph-properties fo:margin-top="0in" fo:margin-bottom="0in" fo:padding="0.0193in" fo:border="0.0008in solid #d9d9e3"/>
      <style:text-properties fo:font-weight="bold" style:font-weight-asian="bold" style:font-weight-complex="bold"/>
    </style:style>
    <style:style style:name="P14" style:family="paragraph" style:parent-style-name="Text_20_body" style:list-style-name="L9">
      <style:paragraph-properties fo:margin-top="0in" fo:margin-bottom="0in" fo:padding="0.0193in" fo:border="0.0008in solid #d9d9e3"/>
    </style:style>
    <style:style style:name="P15" style:family="paragraph" style:parent-style-name="Heading_20_1">
      <style:paragraph-properties fo:text-align="center" style:justify-single-word="false"/>
    </style:style>
    <style:style style:name="T1" style:family="text">
      <style:text-properties style:font-name="Calibri" fo:font-size="10pt" fo:font-weight="normal" style:font-size-asian="10pt" style:font-weight-asian="normal" style:font-size-complex="10pt" style:font-weight-complex="normal"/>
    </style:style>
    <style:style style:name="T2" style:family="text">
      <style:text-properties style:font-name="Calibri" fo:font-size="12pt" fo:font-weight="normal" style:font-size-asian="12pt" style:font-weight-asian="normal" style:font-size-complex="12pt" style:font-weight-complex="normal"/>
    </style:style>
    <style:style style:name="T3" style:family="text">
      <style:text-properties style:font-name="Calibri" fo:font-size="24pt" fo:font-weight="normal" style:font-size-asian="24pt" style:font-weight-asian="normal" style:font-size-complex="24pt" style:font-weight-complex="normal"/>
    </style:style>
    <style:style style:name="T4" style:family="text">
      <style:text-properties style:font-name="Calibri" fo:font-size="20pt" fo:font-weight="normal" style:font-size-asian="20pt" style:font-weight-asian="normal" style:font-size-complex="20pt" style:font-weight-complex="normal"/>
    </style:style>
    <style:style style:name="T5" style:family="text">
      <style:text-properties style:font-name="Calibri" fo:font-size="16pt" fo:font-weight="normal" style:font-size-asian="16pt" style:font-weight-asian="normal" style:font-size-complex="16pt" style:font-weight-complex="normal"/>
    </style:style>
    <style:style style:name="T6" style:family="text">
      <style:text-properties style:font-name="Calibri" fo:font-size="16pt" fo:font-weight="bold" style:font-size-asian="16pt" style:font-weight-asian="bold" style:font-size-complex="16pt" style:font-weight-complex="bold"/>
    </style:style>
    <style:style style:name="T7" style:family="text">
      <style:text-properties style:font-name="Calibri" fo:font-size="16pt" style:font-size-asian="16pt" style:font-size-complex="16pt"/>
    </style:style>
    <style:style style:name="T8" style:family="text">
      <style:text-properties style:font-name="Calibri" fo:font-weight="normal" style:font-weight-asian="normal" style:font-weight-complex="normal"/>
    </style:style>
    <style:style style:name="T9" style:family="text">
      <style:text-properties style:font-name="Calibri" fo:font-size="14pt" fo:font-weight="normal" style:font-size-asian="14pt" style:font-weight-asian="normal" style:font-size-complex="14pt"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span text:style-name="Strong_20_Emphasis"><text:span text:style-name="T6">Raji Kodja|Compositing |Lighting</text:span></text:span></text:h>
      <text:p text:style-name="P1"><text:span text:style-name="Strong_20_Emphasis"><text:span text:style-name="T9">Texas | 503.880.5772 </text:span></text:span><text:span text:style-name="Strong_20_Emphasis"><text:span text:style-name="T1"><text:s/></text:span></text:span><text:a xlink:type="simple" xlink:href="mailto:rajikodja@gmail.com" text:style-name="Internet_20_link" text:visited-style-name="Visited_20_Internet_20_Link"><text:span text:style-name="Strong_20_Emphasis"><text:span text:style-name="T1">rajikodja@gmail.com</text:span></text:span></text:a><text:span text:style-name="Strong_20_Emphasis"><text:span text:style-name="T1"> / </text:span></text:span><text:a xlink:type="simple" xlink:href="https://www.imdb.com/name/nm0462671/?ref_=fn_al_nm_1" text:style-name="Internet_20_link" text:visited-style-name="Visited_20_Internet_20_Link"><text:span text:style-name="Strong_20_Emphasis"><text:span text:style-name="T1">imdb</text:span></text:span></text:a><text:span text:style-name="Strong_20_Emphasis"><text:span text:style-name="T1"> / </text:span></text:span><text:a xlink:type="simple" xlink:href="https://www.linkedin.com/in/raji-kodja-a1a5665/" text:style-name="Internet_20_link" text:visited-style-name="Visited_20_Internet_20_Link"><text:span text:style-name="Strong_20_Emphasis"><text:span text:style-name="T1">Linkedin</text:span></text:span></text:a><text:span text:style-name="Strong_20_Emphasis"><text:span text:style-name="T1"> </text:span></text:span></text:p>
      <text:p text:style-name="P6"><text:span text:style-name="Strong_20_Emphasis"><text:span text:style-name="T9">Portfolio: </text:span></text:span><text:a xlink:type="simple" xlink:href="https://rkodja.github.io/" text:style-name="Internet_20_link" text:visited-style-name="Visited_20_Internet_20_Link"><text:span text:style-name="Strong_20_Emphasis"><text:span text:style-name="T9">https://rkodja.github.io</text:span></text:span></text:a></text:p>
      <text:p text:style-name="P2"><text:span text:style-name="Strong_20_Emphasis">Profile:</text:span> With 25 years of experience as a compositor/lighter , I specialize in crafting photo-realistic 2D and 3D renderings for television, animations, feature films, commercials and the immersive realm of gaming. Proficient in managing shifting priorities and multitasking within collaborative studio environments to ensure high-quality results.</text:p>
      <text:p text:style-name="P2"><text:span text:style-name="Strong_20_Emphasis">Skills:</text:span></text:p>
      <text:list xml:id="list169408940931322727" text:style-name="L1">
        <text:list-item>
          <text:p text:style-name="P7">Compositing, Lighting, Post Visualization, <text:s/>CGI &amp; VFX integration for</text:p>
          <text:p text:style-name="P7">Feature films, TV, commercial, <text:s/>Animation and video productions.</text:p>
        </text:list-item>
      </text:list>
      <text:p text:style-name="P13">Software:</text:p>
      <text:list xml:id="list6348314315221772612" text:style-name="L9">
        <text:list-item>
          <text:p text:style-name="P14"><text:span text:style-name="Strong_20_Emphasis">Compositing:</text:span> Nuke, Adobe, Mocha, Syntheyes, Shotgun</text:p>
        </text:list-item>
        <text:list-item>
          <text:p text:style-name="P14"><text:span text:style-name="Strong_20_Emphasis">CGI Lighting:</text:span> Maya, Unreal</text:p>
        </text:list-item>
        <text:list-item>
          <text:p text:style-name="P14"><text:span text:style-name="Strong_20_Emphasis">Programming:</text:span> Python, <text:s/>Prompt Engineering, WordPress, HTML</text:p>
        </text:list-item>
      </text:list>
      <text:p text:style-name="P2"><text:span text:style-name="Strong_20_Emphasis"/></text:p>
      <text:p text:style-name="P2"><text:span text:style-name="Strong_20_Emphasis">Experience:</text:span></text:p>
      <text:p text:style-name="P2"><text:span text:style-name="Strong_20_Emphasis">Encore Vfx:</text:span> Sr. <text:span text:style-name="Emphasis">Compositor</text:span></text:p>
      <text:list xml:id="list8675826296834890127" text:style-name="L2">
        <text:list-item>
          <text:p text:style-name="P8">Various television productions with VFX workflows.</text:p>
        </text:list-item>
        <text:list-item>
          <text:p text:style-name="P3">CG integration, FX integration, keying, plate extension, projections.</text:p>
        </text:list-item>
      </text:list>
      <text:p text:style-name="P2"><text:span text:style-name="Strong_20_Emphasis">Blizzard, Irvine, CA (2019-21):</text:span> Sr. <text:span text:style-name="Emphasis">Compositor and Lighter</text:span></text:p>
      <text:list xml:id="list2285607381820851891" text:style-name="L3">
        <text:list-item>
          <text:p text:style-name="P9">In-game sequences in titles like World of Warcraft and Overwatch2.</text:p>
        </text:list-item>
        <text:list-item>
          <text:p text:style-name="P9">Compositing and lighting stylized sequences using In-Game Engine, Maya, and Nuke.</text:p>
        </text:list-item>
      </text:list>
      <text:p text:style-name="P2"><text:span text:style-name="Strong_20_Emphasis">Crafty Apes, Atlanta (2018):</text:span> Sr. <text:span text:style-name="Emphasis">Compositor</text:span></text:p>
      <text:list xml:id="list271415071148950577" text:style-name="L4">
        <text:list-item>
          <text:p text:style-name="P10">Various films and episodics, background replacement, live-action and CG integration, camera projections, tracking, rotoscoping, and beauty painting.</text:p>
        </text:list-item>
      </text:list>
      <text:p text:style-name="P2"><text:span text:style-name="Strong_20_Emphasis">FuseFX, The Molecule, Proof Inc, Bad Robot (2007-2018):</text:span> <text:span text:style-name="Emphasis">Sr. <text:s/>Compositor</text:span></text:p>
      <text:list xml:id="list1547726577112828873" text:style-name="L5">
        <text:list-item>
          <text:p text:style-name="P11">Projects such as Call of the Wild, Aquaman, A Wrinkle in Time, and Star Wars: The Force Awakens.</text:p>
        </text:list-item>
        <text:list-item>
          <text:p text:style-name="P4">Expertise in animation, television, films, and theme park rides.</text:p>
        </text:list-item>
      </text:list>
      <text:p text:style-name="P2"><text:span text:style-name="Strong_20_Emphasis">Sony Pictures Imageworks, Los Angeles (1999-2011):</text:span> <text:span text:style-name="Emphasis">Compositor and Lighting</text:span></text:p>
      <text:list xml:id="list6253161536217145064" text:style-name="L6">
        <text:list-item>
          <text:p text:style-name="P12">Nuke, Katana, and in-house tools.</text:p>
        </text:list-item>
        <text:list-item>
          <text:p text:style-name="P5">Contributed to feature films, including Green Lantern, G-Force, Open Season, Anchorman, Cursed, Castaway, and Hollow M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1-26T10:21:47.39</meta:creation-date>
    <dc:date>2024-01-26T11:42:33.77</dc:date>
    <meta:editing-duration>PT1H5M32S</meta:editing-duration>
    <meta:editing-cycles>9</meta:editing-cycles>
    <meta:generator>OpenOffice/4.1.14$Win32 OpenOffice.org_project/4114m1$Build-9811</meta:generator>
    <meta:document-statistic meta:table-count="0" meta:image-count="0" meta:object-count="0" meta:page-count="1" meta:paragraph-count="26" meta:word-count="246" meta:character-count="1782"/>
  </office:meta>
</office:document-meta>
</file>